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objectivemoney</text:h>
      <text:h text:outline-level="2" text:style-name="Heading_2" text:is-list-header="true">Table structure for table client_profile</text:h>
      <table:table table:name="client_pro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pro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profile</text:h>
      <table:table table:name="client_profile_structure">
        <table:table-column table:number-columns-repeated="5"/>
        <table:table-row>
          <table:table-cell office:value-type="string">
            <text:p>client_profile_id</text:p>
          </table:table-cell>
          <table:table-cell office:value-type="string">
            <text:p>client_profile_title</text:p>
          </table:table-cell>
          <table:table-cell office:value-type="string">
            <text:p>client_profile_value</text:p>
          </table:table-cell>
          <table:table-cell office:value-type="string">
            <text:p>client_profile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client_requirement</text:h>
      <table:table table:name="client_requirement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requireme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minimum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maxdistanc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requirement</text:h>
      <table:table table:name="client_requirement_structure">
        <table:table-column table:number-columns-repeated="5"/>
        <table:table-row>
          <table:table-cell office:value-type="string">
            <text:p>client_requirement_id</text:p>
          </table:table-cell>
          <table:table-cell office:value-type="string">
            <text:p>client_requirement_minimum</text:p>
          </table:table-cell>
          <table:table-cell office:value-type="string">
            <text:p>client_requirement_maxdistance</text:p>
          </table:table-cell>
          <table:table-cell office:value-type="string">
            <text:p>client_requirement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client_review</text:h>
      <table:table table:name="client_review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review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value</text:p>
          </table:table-cell>
          <table:table-cell office:value-type="string">
            <text:p>varchar(5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_rol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review</text:h>
      <table:table table:name="client_review_structure">
        <table:table-column table:number-columns-repeated="6"/>
        <table:table-row>
          <table:table-cell office:value-type="string">
            <text:p>client_review_id</text:p>
          </table:table-cell>
          <table:table-cell office:value-type="string">
            <text:p>client_review_title</text:p>
          </table:table-cell>
          <table:table-cell office:value-type="string">
            <text:p>client_review_value</text:p>
          </table:table-cell>
          <table:table-cell office:value-type="string">
            <text:p>client_review_created</text:p>
          </table:table-cell>
          <table:table-cell office:value-type="string">
            <text:p>member_id</text:p>
          </table:table-cell>
          <table:table-cell office:value-type="string">
            <text:p>member_id_role</text:p>
          </table:table-cell>
        </table:table-row>
      </table:table>
      <text:h text:outline-level="2" text:style-name="Heading_2" text:is-list-header="true">Table structure for table client_services</text:h>
      <table:table table:name="client_service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services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desc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parent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services</text:h>
      <table:table table:name="client_services_structure">
        <table:table-column table:number-columns-repeated="6"/>
        <table:table-row>
          <table:table-cell office:value-type="string">
            <text:p>client_services_id</text:p>
          </table:table-cell>
          <table:table-cell office:value-type="string">
            <text:p>client_services_title</text:p>
          </table:table-cell>
          <table:table-cell office:value-type="string">
            <text:p>client_services_value</text:p>
          </table:table-cell>
          <table:table-cell office:value-type="string">
            <text:p>client_services_desc</text:p>
          </table:table-cell>
          <table:table-cell office:value-type="string">
            <text:p>client_services_parenti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file</text:h>
      <table:table table:name="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path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title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desc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file</text:h>
      <table:table table:name="file_structure">
        <table:table-column table:number-columns-repeated="5"/>
        <table:table-row>
          <table:table-cell office:value-type="string">
            <text:p>file_id</text:p>
          </table:table-cell>
          <table:table-cell office:value-type="string">
            <text:p>file_path</text:p>
          </table:table-cell>
          <table:table-cell office:value-type="string">
            <text:p>file_title</text:p>
          </table:table-cell>
          <table:table-cell office:value-type="string">
            <text:p>file_desc</text:p>
          </table:table-cell>
          <table:table-cell office:value-type="string">
            <text:p>file_created</text:p>
          </table:table-cell>
        </table:table-row>
      </table:table>
      <text:h text:outline-level="2" text:style-name="Heading_2" text:is-list-header="true">Table structure for table member</text:h>
      <table:table table:name="member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email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password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fname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surname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telephon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role</text:p>
          </table:table-cell>
          <table:table-cell office:value-type="string">
            <text:p>enum('planner', 'client', 'admin', ''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</text:h>
      <table:table table:name="member_structure">
        <table:table-column table:number-columns-repeated="8"/>
        <table:table-row>
          <table:table-cell office:value-type="string">
            <text:p>member_id</text:p>
          </table:table-cell>
          <table:table-cell office:value-type="string">
            <text:p>member_email</text:p>
          </table:table-cell>
          <table:table-cell office:value-type="string">
            <text:p>member_password</text:p>
          </table:table-cell>
          <table:table-cell office:value-type="string">
            <text:p>member_created</text:p>
          </table:table-cell>
          <table:table-cell office:value-type="string">
            <text:p>member_fname</text:p>
          </table:table-cell>
          <table:table-cell office:value-type="string">
            <text:p>member_surname</text:p>
          </table:table-cell>
          <table:table-cell office:value-type="string">
            <text:p>member_telephone</text:p>
          </table:table-cell>
          <table:table-cell office:value-type="string">
            <text:p>member_role</text:p>
          </table:table-cell>
        </table:table-row>
      </table:table>
      <text:h text:outline-level="2" text:style-name="Heading_2" text:is-list-header="true">Table structure for table member_detail</text:h>
      <table:table table:name="member_detail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detail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title</text:p>
          </table:table-cell>
          <table:table-cell office:value-type="string">
            <text:p>varchar(3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value</text:p>
          </table:table-cell>
          <table:table-cell office:value-type="string">
            <text:p>varchar(3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_detail</text:h>
      <table:table table:name="member_detail_structure">
        <table:table-column table:number-columns-repeated="5"/>
        <table:table-row>
          <table:table-cell office:value-type="string">
            <text:p>member_detail_id</text:p>
          </table:table-cell>
          <table:table-cell office:value-type="string">
            <text:p>member_detail_title</text:p>
          </table:table-cell>
          <table:table-cell office:value-type="string">
            <text:p>member_detail_value</text:p>
          </table:table-cell>
          <table:table-cell office:value-type="string">
            <text:p>member_detail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member_file</text:h>
      <table:table table:name="member_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_file</text:h>
      <table:table table:name="member_file_structure">
        <table:table-column table:number-columns-repeated="4"/>
        <table:table-row>
          <table:table-cell office:value-type="string">
            <text:p>member_file_id</text:p>
          </table:table-cell>
          <table:table-cell office:value-type="string">
            <text:p>file_id</text:p>
          </table:table-cell>
          <table:table-cell office:value-type="string">
            <text:p>member_id</text:p>
          </table:table-cell>
          <table:table-cell office:value-type="string">
            <text:p>member_file_created</text:p>
          </table:table-cell>
        </table:table-row>
      </table:table>
      <text:h text:outline-level="2" text:style-name="Heading_2" text:is-list-header="true">Table structure for table planner_profile</text:h>
      <table:table table:name="planner_pro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title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profile</text:h>
      <table:table table:name="planner_profile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planner_profile_title</text:p>
          </table:table-cell>
          <table:table-cell office:value-type="string">
            <text:p>planner_profile_value</text:p>
          </table:table-cell>
          <table:table-cell office:value-type="string">
            <text:p>planner_profile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requirement</text:h>
      <table:table table:name="planner_requirement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planner_requireme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minimum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maxdistanc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requirement</text:h>
      <table:table table:name="planner_requirement_structure">
        <table:table-column table:number-columns-repeated="5"/>
        <table:table-row>
          <table:table-cell office:value-type="string">
            <text:p>planner_requirement_id</text:p>
          </table:table-cell>
          <table:table-cell office:value-type="string">
            <text:p>planner_requirement_minimum</text:p>
          </table:table-cell>
          <table:table-cell office:value-type="string">
            <text:p>planner_requirement_maxdistance</text:p>
          </table:table-cell>
          <table:table-cell office:value-type="string">
            <text:p>planner_requirement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services</text:h>
      <table:table table:name="planner_service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planner_services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desc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parent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services</text:h>
      <table:table table:name="planner_services_structure">
        <table:table-column table:number-columns-repeated="6"/>
        <table:table-row>
          <table:table-cell office:value-type="string">
            <text:p>planner_services_id</text:p>
          </table:table-cell>
          <table:table-cell office:value-type="string">
            <text:p>planner_services_title</text:p>
          </table:table-cell>
          <table:table-cell office:value-type="string">
            <text:p>planner_services_value</text:p>
          </table:table-cell>
          <table:table-cell office:value-type="string">
            <text:p>planner_services_desc</text:p>
          </table:table-cell>
          <table:table-cell office:value-type="string">
            <text:p>planner_services_parenti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status</text:h>
      <table:table table:name="planner_statu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tatus_stat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tatus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status</text:h>
      <table:table table:name="planner_statu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planner_status_state</text:p>
          </table:table-cell>
          <table:table-cell office:value-type="string">
            <text:p>planner_status_created</text:p>
          </table:table-cell>
          <table:table-cell office:value-type="string">
            <text:p>member_id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3</meta:generator>
    <meta:initial-creator>phpMyAdmin 4.4.3</meta:initial-creator>
    <meta:creation-date>2015-05-26T23:39:15</meta:creation-date>
  </office:meta>
</office:document-meta>
</file>